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9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ewish religious schools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Rebecca Gratz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50" is written in pencil and circled in the top right corner of the page.]</text:p>
      <text:p text:style-name="P3"/>
      <text:p text:style-name="P2">About the proposition of establishing/</text:p>
      <text:p text:style-name="P2">Hebrew free schools North &amp; South/</text:p>
      <text:p text:style-name="P2">of Philadelphia./</text:p>
      <text:p text:style-name="P2"/>
      <text:p text:style-name="P3">[Page 1]</text:p>
      <text:p text:style-name="P3">[Hebrew]/ [Hebrew]/ This Talmudical saying rendered in plain English, would/ read so: School-houses are a sure corrective; what seems/ worthless may be thereby converted into real excellence./ <text:s/>A truth it is, my Brethren, which none will assent to/ more readily than a people who live in America, and/ in that State of the Union teeming with institutes of/ education. <text:s/>For by these does Pennsylvania offer her/ inhabitants and the world at large advantages intrin-/-sically more valuable than even by the riches of her exhaust-/-less minerals. <text:s/>I never see the satchel or the strap-/-ped primers carried by children whose parents arrived here/ poor and untutored, without rejoicing in the anticipation/ of the glories reserved for the country of school-houses./ <text:s/>Yet, I cannot help feeling, as a Jew, that what is/ taught at the desk and on the slate falls short of/ my people's wants. <text:s/>Sometime it has, indeed, a mis-/-chievous tendency, cropping out of the guileless de-/-meanour of our little ones. <text:s/>Sentences from volumes/ read in the interest of the prevailing religion, and songs/ bending the heart to a belief we dare not entertain,/</text:p>
      <text:p text:style-name="P3"/>
      <text:p text:style-name="P3">[Page 2]</text:p>
      <text:p text:style-name="P3"><text:soft-page-break/>are repeated within our hearing./</text:p>
      <text:p text:style-name="P3">It would be idle to cry against the practice of blending/ sectarianism with secular instruction, and complain/ of the wrong done to a portion of the community that/ help to keep up materially and morally the stand-/-ing of our public seminaries of learning. <text:s/>Measures/ ought to be devised to redress what is constitutionally/ unjust, but our voices are feeble and separate, while/ the voices of the church advocates are waxing power-/ful and they sound in concert. <text:s/>Enough evidences/ have we received of late of the controlling force brought/ to bear on the retention of things favoring denomina-/-tionalism, to damp our hopes of checking that force./ <text:s/>At all events, we Israelites cannot rest satisfied with/ only the knowledge imparted promiscuously./</text:p>
      <text:p text:style-name="P3">Our children may through it become cultured and/ polished, but not impressed with the grandeur of/ the Mosaic legislation. <text:s/>They may uphold with/ dignity the character of citizens of the Republic, but/ they will not cherish withal the ancestral faith. <text:s/>The/ spirit of the Hebrew laws and the beauties of the Hebrew/ language must be early unfolded before their eyes, if/</text:p>
      <text:p text:style-name="P3"/>
      <text:p text:style-name="P3">[Page 3]</text:p>
      <text:p text:style-name="P3">we mean in earnest that our offspring enroll them-/-selves to the service of the One God./</text:p>
      <text:p text:style-name="P3">This sentiment gave origin to the Hebrew Education/ Society School. <text:s/>My hearers are well acquainted/ with the history of that institution, with the struggles/ it had to sustain, with the sinking of the means lent/ to prop it up. <text:s/>That in its palmiest days it failed/ to command popularity can scarcely be a cause of astonishment. <text:s/>To the students of English, facilities/ more extensive and indiscriminately given, were offered/ in buildings open to the public. <text:s/>The idea of keeping/ aloof from the rest of the community, lest too close/ a contact influence us injuriously, never met with the/ concurrence of our people. <text:s/>In many instances,/ no doubt, indifference as to the result of mingling/ every day among non-Israelites and listening to unjewish/ doctrines, held back the patronage solicited; but in/ others the honest opinion that our special need could/ be provided for in a less expensive manner, prevented/ a general cooperation. <text:s/>That need, my Brethren is about/ to be supplied in a way that should call to its aid,/</text:p>
      <text:p text:style-name="P3"/>
      <text:p text:style-name="P3">[Page 4]</text:p>
      <text:p text:style-name="P3">all who have the permanence of Judaism in this/ country at heart./</text:p>
      <text:p text:style-name="P3">The Education Society School has been made a centre[sic!]/ whence the knowledge of our belief and of the holy/ language will proceed in various directions. <text:s/>Reduced/ by circumstances to a primary school with regard/ to the tuition of the vernacular, its chief aim will/ be to afford the inmates of our Foster home and Orphan/ Asylum religious instruction, and to protect the/ children of our race from the schemes of a propaganda/ by drawing them North and South of our city/ to places where Hebrew and Biblical lore will be/ imparted. <text:s/>The plan by which to raise the/ necessary funds is not yet matured, but I thus betimes/ appeal to my brethren, notably to those whose name/ does not figure in the list of contributors to the Edu-/-cation Society, to respond to the call as soon as/ made and further with their mite, which all can/ and should give, an endeavour essential to our distinct/ preservation. <text:s/>To act up to the maxim of our Sages/ [Hebrew]/ as I have rendered it. <text:s/>[Hebrew]/</text:p>
      <text:p text:style-name="P3"/>
      <text:p text:style-name="P3">[Page 5]</text:p>
      <text:p text:style-name="P3">Verily: when I contemplate the increasing defection/ among the humble classes of my people I am/ seized with unutterable forebodings. <text:s/>To them I have/ been brought up to look for the nurturing of Judaism/ into vigorous health. <text:s/>When the Talmudists recom-/-mended special care to be bestowed on the children of the/ poor, as upon the promoters of religion [Hebrew]/ [Hebrew], they summarized the history of the past./ <text:s/>For from the obscure hovels of the needy burst forth/ a light which illumined Israel. <text:s/>Teachers, poets and/ philosophers sprang up from lowliness. <text:s/>I feared nothing/ so long as men not enervated by a luxurious life stood/ by the old standard. <text:s/>I felt sure it would not be made/ to trail the ground. <text:s/>But great is now a days the desertion,/ and greatly to be decoded by reason of the veil of/ <text:soft-page-break/>ignorance which darkens the intellects once so bright./ <text:s/>It must be rent aside, and the instrument wherewith/ to tear it is religious training. <text:s/>Not the mere/ knowledge of words that catechisms contain, and/ which are soon blotted from memory; not even that/ of the ritual chanted after an approved of style,/ which people mistake for learning, but the understanding/</text:p>
      <text:p text:style-name="P3"/>
      <text:p text:style-name="P3">[Page 6]</text:p>
      <text:p text:style-name="P3">of the sacred tongue in its Grammatical and philological/ construction, of our Biblical and post-biblical history,/ enabling the rising generation to appreciate what was/ accomplished by their predecessors, and how all the/ vicissitudes we underwent, led, under Providence, to/ our continuance as missionaries of the grandest truths./ <text:s/>It may be considered arrogant on my part to offer/ a gratuitous criticism, but because I am fully alive/ to the necessity of saving Judaism in America by/ proper schooling, I venture upon a remark. <text:s/>Hitherto/ the method followed by most teachers has been faulty/ in the extreme, certainly not calculated to inspire/ love for the Scriptures, nor interest for the language/ in which they were handed down. <text:s/>A cold and mecha-/-nical imparting cannot arouse enthusiasm. <text:s/>I remember/ having heard one <text:span text:style-name="T2">fully</text:span><text:span text:style-name="T4"> thoroughly qualified to communicate rare/ information say that he labored like a journeyman,/ in accordance with the pay. <text:s/>I admit that the/ remuneration which the instructor of Hebrew receives/ is generally so inadequate, as to dampen the ardor/ wherewith he may have undertaken his vocation./</text:span></text:p>
      <text:p text:style-name="P3"><text:span text:style-name="T4"/></text:p>
      <text:p text:style-name="P3"><text:span text:style-name="T4">[Page 7]</text:span></text:p>
      <text:p text:style-name="P3"><text:span text:style-name="T4">But the reflection that more than upon the preacher the/ moulding of our children's minds depends on him who daily/ gives [Hebrew] "precept upon precept,/ line upon line, a little here, and a little there"; that/ reflection should keep up unquenched within the heart/ of my coworkers, the preceptors of Israel, the fire of zeal./ <text:s/>I go further, and recommend that, recognizing the want/ of a change for the better; they would, as with one/ consent, discountenance a profitless practice; that, when/ asked by parents to prepare their sons for the occasion/ of their being for the first time called to the Law, they/ would point out the futility of the task; I mean the devo-/-ting of months to the wearisome effort of learning by/ rote </text:span><text:span text:style-name="T5">a chapter</text:span><text:span text:style-name="T6">, rather than to the all-important/ object of gaining an insight into the annals, or ordinances/ of Judaism./</text:span></text:p>
      <text:p text:style-name="P3"><text:span text:style-name="T6">And now I cannot dismiss the subject without alluding/ to a Philadelphia institution, venerable in age, which/ has been and can yet be instrumental in accomplishing/ good. <text:s/>The Sunday School was not intended to/ supersede the tuition of Hebrew. <text:s/>No one would have/ felt more loth to foster that idea, than the model/</text:span></text:p>
      <text:p text:style-name="P3"><text:span text:style-name="T6"/></text:p>
      <text:p text:style-name="P3"><text:span text:style-name="T6">[Page 8]</text:span></text:p>
      <text:p text:style-name="P3"><text:span text:style-name="T6">Jewess who originated that weekly meeting of the/ young offspring of her people. <text:s/>But forty years ago/ the number of our coreligionists in this city was small./ <text:s/>Scarcely any opportunity could be offered for the cultivation/ of our literature, while constant intercourse with non-/Israelites, without a counteracting element, foreboded/ evils for the cause to which alone Rebecca Gratz was/ wedded. <text:s/>She then sought to form a centre[sic!] round/ which our little ones might gather, and be reminded/ by some simple recitations, by a prayer by a hymn,/ by the rehearsing of the ten commandments, or the creeds, and/ more than all by unrestricted association, that they belonged/ to a distinct race, having a distinct mission and destiny./ <text:s/>It was not the amount of learning gained--confessedly/ scanty--that she looked for, but the moral influence that/ periodical assemblage exercised. <text:s/>Who can be so bold/ as to assert that it was ineffectual? <text:s/>I might show/ that from it some, whose home was destitute of any token/ of Judaism, drew strength to resist the allurements of/ the Christian church. <text:s/>But time has worked/ mutations demanding a different system from the old,/</text:span></text:p>
      <text:p text:style-name="P3"><text:span text:style-name="T6"/></text:p>
      <text:p text:style-name="P3"><text:span text:style-name="T6">[Page 9]</text:span></text:p>
      <text:p text:style-name="P3"><text:soft-page-break/><text:span text:style-name="T6">and he would be reprehensible who oppose its appli-/-cation. <text:s/>Very probably, if the decision at which the/ majority will arrive is that Sunday mornings be set apart/ for Hebrew tuition and the oral explaining of Holy Writ,/ the Sunday-school attendance will be lessened, but neither/ the Superintendent of that in the Northern portion of our/ city, nor that of the Southern section will regret the/ issue, when assured that it may lead to the spread of sound/ learning, and with it to a stricter observance of the laws./ <text:s/>Still, a sense of justice, resting on personal knowledge,/ impels me to say with </text:span><text:span text:style-name="T3">the</text:span><text:span text:style-name="T6"> regard to the first-names,/ that she has introduced improvements challenging ap-/-proval, that the little ones over whom she watches, are/ not negatively benefitted[sic!], but positively instructed on what/ tends to familiarize them with the eventful past of/ Israel, and to a certain extent with the the[sic!] language/ rightly deemed an essential feature in the education of/ our sons and daughters. <text:s/>Hence, it would, according to my/ judgment a questionable wisdom to overthrow what is a means/ though humble, to a righteous end. <text:s/>I sincerely pray that/ our heavenly Father, whom we all wish to serve by our actions, may/ be our guide, so that only what is a glory to His name and a blessing/ to His people may proceed from the residue of Israel whose home is Philadelphia but whose/ interest is identified with that which bonds the outcast of Judea together in one indissoluble, eternal/ covenan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3:49:03.49</meta:creation-date>
    <meta:document-statistic meta:table-count="0" meta:image-count="0" meta:object-count="0" meta:page-count="5" meta:paragraph-count="88" meta:word-count="1960" meta:character-count="12172"/>
    <dc:date>2013-02-19T14:31:38.27</dc:date>
    <meta:editing-duration>PT7M43S</meta:editing-duration>
    <meta:editing-cycles>1</meta:editing-cycles>
    <meta:generator>OpenOffice.org/3.4.1$Win32 OpenOffice.org_project/341m1$Build-9593</meta:generator>
  </office:meta>
</office:document-meta>
</file>